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3E5130000521A0000742418AEAF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style:font-name="FreeMono" fo:font-size="11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FreeMono" fo:font-size="8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i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0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1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2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3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ea4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cvi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interpro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iinterpro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12.701cm" svg:height="0.6cm" svg:x="7.02cm" svg:y="8.86cm" draw:control="control1"/><draw:control text:anchor-type="paragraph" draw:z-index="1" draw:style-name="gr1" draw:text-style-name="P1" svg:width="9.341cm" svg:height="0.6cm" svg:x="10.222cm" svg:y="11.278cm" draw:control="control2"/><draw:control text:anchor-type="paragraph" draw:z-index="2" draw:style-name="gr1" draw:text-style-name="P2" svg:width="5.636cm" svg:height="0.5cm" svg:x="4.322cm" svg:y="15.961cm" draw:control="control3"/><draw:control text:anchor-type="paragraph" draw:z-index="3" draw:style-name="gr1" draw:text-style-name="P2" svg:width="5.636cm" svg:height="0.5cm" svg:x="4.322cm" svg:y="16.649cm" draw:control="control4"/><draw:control text:anchor-type="paragraph" draw:z-index="4" draw:style-name="gr1" draw:text-style-name="P2" svg:width="5.636cm" svg:height="0.5cm" svg:x="4.322cm" svg:y="17.311cm" draw:control="control5"/><draw:control text:anchor-type="paragraph" draw:z-index="5" draw:style-name="gr1" draw:text-style-name="P2" svg:width="5.636cm" svg:height="0.5cm" svg:x="4.322cm" svg:y="17.999cm" draw:control="control6"/><draw:control text:anchor-type="paragraph" draw:z-index="6" draw:style-name="gr1" draw:text-style-name="P2" svg:width="5.636cm" svg:height="0.5cm" svg:x="4.322cm" svg:y="18.687cm" draw:control="control7"/><draw:control text:anchor-type="paragraph" draw:z-index="7" draw:style-name="gr1" draw:text-style-name="P2" svg:width="4.102cm" svg:height="0.5cm" svg:x="10.275cm" svg:y="15.961cm" draw:control="control8"/><draw:control text:anchor-type="paragraph" draw:z-index="8" draw:style-name="gr1" draw:text-style-name="P2" svg:width="4.102cm" svg:height="0.5cm" svg:x="10.275cm" svg:y="16.644cm" draw:control="control9"/><draw:control text:anchor-type="paragraph" draw:z-index="9" draw:style-name="gr1" draw:text-style-name="P2" svg:width="4.102cm" svg:height="0.5cm" svg:x="10.275cm" svg:y="17.332cm" draw:control="control10"/><draw:control text:anchor-type="paragraph" draw:z-index="10" draw:style-name="gr1" draw:text-style-name="P2" svg:width="4.102cm" svg:height="0.5cm" svg:x="10.275cm" svg:y="17.993cm" draw:control="control11"/><draw:control text:anchor-type="paragraph" draw:z-index="11" draw:style-name="gr1" draw:text-style-name="P2" svg:width="4.102cm" svg:height="0.5cm" svg:x="10.275cm" svg:y="18.681cm" draw:control="control12"/><draw:control text:anchor-type="paragraph" draw:z-index="12" draw:style-name="gr1" draw:text-style-name="P3" svg:width="4.922cm" svg:height="0.6cm" svg:x="14.72cm" svg:y="16.967cm" draw:control="control13"/><draw:control text:anchor-type="paragraph" draw:z-index="13" draw:style-name="gr1" draw:text-style-name="P4" svg:width="4.922cm" svg:height="0.6cm" svg:x="14.72cm" svg:y="17.649cm" draw:control="control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3E5130000521A0000742418AEAFDE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11-21T12:58:56.229351687</dc:date>
    <dc:creator>jb </dc:creator>
    <meta:editing-duration>PT1H10M1S</meta:editing-duration>
    <meta:editing-cycles>55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